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771cm" draw:z-index="0"><draw:image xlink:href="../../odt_eng/images/0666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3-phase to 2-phase voltage converte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281cm" svg:height="1.24cm" draw:z-index="0"><draw:image xlink:href="../../odt_eng/images/0666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conversion of three-phase voltage to two-phase voltage. Voltage values at the output are calculated as follows:</text:p>
            <text:p text:style-name="P5"><text:span text:style-name="Основной_20_шрифт_20_абзаца"><text:span text:style-name="T1"><draw:frame draw:style-name="fr3" draw:name="Объект6" text:anchor-type="as-char" svg:width="8.872cm" svg:height="2.63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(1)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4" text:anchor-type="as-char" svg:width="2.806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phase voltages of 2-phase current <text:s/>(output signals);</text:span></text:span></text:p>
            <text:p text:style-name="Text_20_body"><text:span text:style-name="Основной_20_шрифт_20_абзаца"><text:span text:style-name="T1"><draw:frame draw:style-name="fr3" draw:name="Объект26" text:anchor-type="as-char" svg:width="4.165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are phase voltages of 3-phase current (input signals).</text:span></text:span></text:p>
            <text:p text:style-name="P4">The unit has 3 input and 2 output ports.</text:p>
            <text:p text:style-name="Text_20_body"><text:span text:style-name="Основной_20_шрифт_20_абзаца"><text:span text:style-name="T3">Input signals</text:span></text:span><text:span text:style-name="Основной_20_шрифт_20_абзаца"><text:span text:style-name="T1">:</text:span></text:span></text:p>
            <text:list xml:id="list5521609399114438078" text:style-name="L1">
              <text:list-header>
                <text:p text:style-name="P7"><text:span text:style-name="Основной_20_шрифт_20_абзаца"><text:span text:style-name="T1"><text:s text:c="2"/>1) Voltage</text:span></text:span><text:span text:style-name="Основной_20_шрифт_20_абзаца"><text:span text:style-name="T1"><draw:frame draw:style-name="fr3" draw:name="Объект1" text:anchor-type="as-char" svg:width="1.378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  <text:p text:style-name="P7"><text:span text:style-name="Основной_20_шрифт_20_абзаца"><text:span text:style-name="T1"><text:s text:c="2"/>2) Voltage</text:span></text:span><text:span text:style-name="Основной_20_шрифт_20_абзаца"><text:span text:style-name="T1"><draw:frame draw:style-name="fr3" draw:name="Объект2" text:anchor-type="as-char" svg:width="1.365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  <text:p text:style-name="P7"><text:span text:style-name="Основной_20_шрифт_20_абзаца"><text:span text:style-name="T1"><text:s text:c="2"/>3) Voltage</text:span></text:span><text:span text:style-name="Основной_20_шрифт_20_абзаца"><text:span text:style-name="T1"><draw:frame draw:style-name="fr3" draw:name="Объект3" text:anchor-type="as-char" svg:width="1.356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</text:list-header>
            </text:list>
            <text:p text:style-name="Text_20_body"><text:span text:style-name="Основной_20_шрифт_20_абзаца"><text:span text:style-name="T3">Output signals</text:span></text:span><text:span text:style-name="Основной_20_шрифт_20_абзаца"><text:span text:style-name="T1">:</text:span></text:span></text:p>
            <text:list xml:id="list5549115022116570612" text:style-name="L2">
              <text:list-header>
                <text:p text:style-name="P8"><text:span text:style-name="Основной_20_шрифт_20_абзаца"><text:span text:style-name="T1"><text:s text:c="3"/>1) Voltage</text:span></text:span><text:span text:style-name="Основной_20_шрифт_20_абзаца"><text:span text:style-name="T1"><draw:frame draw:style-name="fr3" draw:name="Объект17" text:anchor-type="as-char" svg:width="1.402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  <text:p text:style-name="P8"><text:span text:style-name="Основной_20_шрифт_20_абзаца"><text:span text:style-name="T1"><text:s text:c="3"/>2) Voltage</text:span></text:span><text:span text:style-name="Основной_20_шрифт_20_абзаца"><text:span text:style-name="T1"><draw:frame draw:style-name="fr3" draw:name="Объект8" text:anchor-type="as-char" svg:width="1.372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</text:list-header>
            </text:list>
            <text:p text:style-name="Text_20_body"><text:span text:style-name="Основной_20_шрифт_20_абзаца"><text:span text:style-name="T3">Note</text:span></text:span><text:span text:style-name="Основной_20_шрифт_20_абзаца"><text:span text:style-name="T3">: </text:span></text:span><text:span text:style-name="Основной_20_шрифт_20_абзаца"><text:span text:style-name="T1">in place of phase voltages a phase current</text:span></text:span><text:span text:style-name="Основной_20_шрифт_20_абзаца"><text:span text:style-name="T1">s</text:span></text:span><text:span text:style-name="Основной_20_шрифт_20_абзаца"><text:span text:style-name="T1"> can be applied to inputs to convert three-phase current to two-phase one.</text:span></text:span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реобразователь 3-фазного напряжения в 2-фазное</dc:title>
    <meta:creation-date>2012-04-24T07:02:00Z</meta:creation-date>
    <dc:date>2012-04-28T08:51:31.88</dc:date>
    <meta:editing-cycles>9</meta:editing-cycles>
    <meta:editing-duration>PT2H55M26S</meta:editing-duration>
    <meta:document-statistic meta:table-count="1" meta:image-count="2" meta:object-count="8" meta:page-count="1" meta:paragraph-count="18" meta:word-count="101" meta:character-count="593"/>
    <meta:template xlink:type="simple" xlink:actuate="onRequest" xlink:title="" xlink:href="../../odt_eng/0666.odt/Normal.dotm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2</mn>
                        </mrow>
                        <mrow>
                          <mn>3</mn>
                        </mrow>
                      </mfrac>
                    </mrow>
                    <mo stretchy="false">⋅</mo>
                    <msub>
                      <mi>U</mi>
                      <mi>a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row>
                      <mrow>
                        <mfrac>
                          <mn>1</mn>
                          <mn>2</mn>
                        </mfrac>
                      </mrow>
                      <mo stretchy="false">⋅</mo>
                      <mrow>
                        <mo stretchy="false">(</mo>
                        <mrow>
                          <msub>
                            <mi>U</mi>
                            <mi>b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U</mi>
                              <mi>c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row>
                    <mrow>
                      <mfrac>
                        <mrow>
                          <mn>1</mn>
                        </mrow>
                        <mrow>
                          <msqrt>
                            <mrow>
                              <mn>3</mn>
                            </mrow>
                          </msqrt>
                        </mrow>
                      </mfrac>
                    </mrow>
                    <mo stretchy="false">⋅</mo>
                    <mrow>
                      <mo stretchy="false">(</mo>
                      <mrow>
                        <msub>
                          <mi>U</mi>
                          <mi>b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i>c</mi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)</mo>
                    </mrow>
                  </mrow>
                  <mi>,</mi>
                </mrow>
              </mtd>
            </mtr>
          </mtable>
        </mrow>
      </mrow>
    </mrow>
    <annotation encoding="StarMath 5.0">left lbrace stack{
U_d(t) ~=~  {{2} over {3}} cdot U_a(t) ~-~ {{1 over 2} cdot (U_b(t)+U_c(t))}, #
U_q(t) ~=~  {{1} over {sqrt{3}}} cdot (U_b(t)-U_c(t)),
} right none</annotation>
  </semantics>
</math>
</file>

<file path=Object 2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3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4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5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6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8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